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2d65" officeooo:paragraph-rsid="001d2d6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1111111,11111111,11111111,11110000</text:p>
      <text:p text:style-name="P1">255,255,255,240</text:p>
      <text:p text:style-name="P1"/>
      <text:p text:style-name="P1">256/16=16</text:p>
      <text:p text:style-name="P1"/>
      <text:p text:style-name="P1">0-15, 16-31, 32-47, 48-63, 64-79, 82-94, 95-109, 110-124, 125-140, 141-125 </text:p>
      <text:p text:style-name="P1"/>
      <text:p text:style-name="P1">11111111,11111111,11111111,11111000</text:p>
      <text:p text:style-name="P1">255,255,255,240</text:p>
      <text:p text:style-name="P1"/>
      <text:p text:style-name="P1">256/16=16</text:p>
      <text:p text:style-name="P1"/>
      <text:p text:style-name="P1">0-15, 16-31, 32-47, 48-63, 64-79, 82-95, 96-111, 112-127, 128-143, 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6T18:52:05.709000000</meta:creation-date>
    <dc:date>2023-03-16T19:29:49.804000000</dc:date>
    <meta:editing-duration>PT37M44S</meta:editing-duration>
    <meta:editing-cycles>1</meta:editing-cycles>
    <meta:document-statistic meta:table-count="0" meta:image-count="0" meta:object-count="0" meta:page-count="1" meta:paragraph-count="8" meta:word-count="25" meta:character-count="260" meta:non-whitespace-character-count="241"/>
    <meta:generator>LibreOffice/7.4.2.3$Windows_X86_64 LibreOffice_project/382eef1f22670f7f4118c8c2dd222ec7ad009daf</meta:generator>
  </office:meta>
</office:document-meta>
</file>